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2e1b"/>
    </style:style>
    <style:style style:name="P2" style:family="paragraph" style:parent-style-name="Standard">
      <style:text-properties officeooo:rsid="000b2e1b" officeooo:paragraph-rsid="000b2e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iquer sur l’image de la region, donne sur page avec les principales legendes</text:p>
      <text:p text:style-name="P2"><text:s/></text:p>
      <text:p text:style-name="P2"/>
      <text:p text:style-name="P2">ou creepypasta formulaire pour etre au courant des nouvetés ou d’envoie de qque chose qui c’est passé par rapport à un des mythes ou nouveau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8T16:35:36.410000000</meta:creation-date>
    <dc:date>2022-10-18T16:40:03.774000000</dc:date>
    <meta:editing-duration>PT4M28S</meta:editing-duration>
    <meta:editing-cycles>1</meta:editing-cycles>
    <meta:document-statistic meta:table-count="0" meta:image-count="0" meta:object-count="0" meta:page-count="1" meta:paragraph-count="3" meta:word-count="38" meta:character-count="219" meta:non-whitespace-character-count="182"/>
    <meta:generator>LibreOffice/7.2.2.2$Windows_X86_64 LibreOffice_project/02b2acce88a210515b4a5bb2e46cbfb63fe97d56</meta:generator>
  </office:meta>
</office:document-meta>
</file>